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Łysienie</text:p>
      <text:p text:style-name="Standard">Osocze bogatopłytkowe dzięki swoim właściwością znajduje również zastosowanie w leczeniu łysienia. W obrębie owłosionej skóry głowy po zabiegu z osocza bogatopłytkowego dochodzi do aktywacji anabolizmu fibloblastów, elastyny oraz kwasu hialuronowego. Następuje również optymalizacja parametrów fizykochemicznych macierzy komórkowej oraz przywrócenie kontroli nad procesami regeneracyjnymi naskórka. Na procesy biologiczne, które zachodzą w komórkach maja wpływ również cytokiny tj. czynniki wzrostu, które powodują <text:s/>proliferację keratynocytów w mieszkach włosowych co powoduje poprawę jakości włosa. Po zabiegu z użyciem PRP dochodzi do zahamowania procesu łysienia, ponieważ zostaje wydłużona faza anagenu-czyli wzrostu włosa, a skróceniu ulega faza <text:s/>katagenu -wypadania włosa.. Uzyskujemy również poprawę ukrwienia skóry głowy, dzięki czemu poprawia się żywotność mieszków włosowych, czegoefektem są mocne i zdrowe włos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1-05T16:45:59</meta:creation-date>
    <meta:document-statistic meta:table-count="0" meta:image-count="0" meta:object-count="0" meta:page-count="1" meta:paragraph-count="2" meta:word-count="114" meta:character-count="931"/>
    <dc:date>2017-11-05T16:57:57</dc:date>
    <meta:editing-duration>PT11M58S</meta:editing-duration>
    <meta:editing-cycles>1</meta:editing-cycles>
    <meta:generator>OpenOffice/4.1.2$Unix OpenOffice.org_project/412m3$Build-9782</meta:generator>
  </office:meta>
</office:document-meta>
</file>